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Liberation Serif" svg:font-family="'Liberation Serif'" style:font-family-generic="roman" style:font-pitch="variable"/>
    <style:font-face style:name="Luxi Serif" svg:font-family="'Luxi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ulka1" style:family="table">
      <style:table-properties style:width="14.023cm" table:align="left"/>
    </style:style>
    <style:style style:name="Tabulka1.A" style:family="table-column">
      <style:table-column-properties style:column-width="5.523cm"/>
    </style:style>
    <style:style style:name="Tabulka1.B" style:family="table-column">
      <style:table-column-properties style:column-width="8.5cm"/>
    </style:style>
    <style:style style:name="Tabulka1.A1" style:family="table-cell">
      <style:table-cell-properties fo:padding="0cm" fo:border="none"/>
    </style:style>
    <style:style style:name="Tabulka2" style:family="table">
      <style:table-properties style:width="14.023cm" table:align="left"/>
    </style:style>
    <style:style style:name="Tabulka2.A" style:family="table-column">
      <style:table-column-properties style:column-width="5.523cm"/>
    </style:style>
    <style:style style:name="Tabulka2.B" style:family="table-column">
      <style:table-column-properties style:column-width="8.5cm"/>
    </style:style>
    <style:style style:name="Tabulka2.A1" style:family="table-cell">
      <style:table-cell-properties fo:padding="0cm" fo:border="none"/>
    </style:style>
    <style:style style:name="Tabulka3" style:family="table">
      <style:table-properties style:width="14.023cm" table:align="left"/>
    </style:style>
    <style:style style:name="Tabulka3.A" style:family="table-column">
      <style:table-column-properties style:column-width="5.523cm"/>
    </style:style>
    <style:style style:name="Tabulka3.B" style:family="table-column">
      <style:table-column-properties style:column-width="8.5cm"/>
    </style:style>
    <style:style style:name="Tabulka3.A1" style:family="table-cell">
      <style:table-cell-properties fo:padding="0cm" fo:border="none"/>
    </style:style>
    <style:style style:name="Tabulka4" style:family="table">
      <style:table-properties style:width="14.023cm" table:align="left"/>
    </style:style>
    <style:style style:name="Tabulka4.A" style:family="table-column">
      <style:table-column-properties style:column-width="5.523cm"/>
    </style:style>
    <style:style style:name="Tabulka4.B" style:family="table-column">
      <style:table-column-properties style:column-width="8.5cm"/>
    </style:style>
    <style:style style:name="Tabulka4.A1" style:family="table-cell">
      <style:table-cell-properties fo:padding="0cm" fo:border="none"/>
    </style:style>
    <style:style style:name="Tabulka5" style:family="table">
      <style:table-properties style:width="14.023cm" table:align="left"/>
    </style:style>
    <style:style style:name="Tabulka5.A" style:family="table-column">
      <style:table-column-properties style:column-width="5.523cm"/>
    </style:style>
    <style:style style:name="Tabulka5.B" style:family="table-column">
      <style:table-column-properties style:column-width="8.5cm"/>
    </style:style>
    <style:style style:name="Tabulka5.A1" style:family="table-cell">
      <style:table-cell-properties fo:padding="0cm" fo:border="none"/>
    </style:style>
    <style:style style:name="Tabulka6" style:family="table">
      <style:table-properties style:width="14.023cm" table:align="left"/>
    </style:style>
    <style:style style:name="Tabulka6.A" style:family="table-column">
      <style:table-column-properties style:column-width="5.523cm"/>
    </style:style>
    <style:style style:name="Tabulka6.B" style:family="table-column">
      <style:table-column-properties style:column-width="8.5cm"/>
    </style:style>
    <style:style style:name="Tabulka6.A1" style:family="table-cell">
      <style:table-cell-properties fo:padding="0cm" fo:border="none"/>
    </style:style>
    <style:style style:name="Tabulka7" style:family="table">
      <style:table-properties style:width="14.023cm" table:align="left"/>
    </style:style>
    <style:style style:name="Tabulka7.A" style:family="table-column">
      <style:table-column-properties style:column-width="5.523cm"/>
    </style:style>
    <style:style style:name="Tabulka7.B" style:family="table-column">
      <style:table-column-properties style:column-width="8.5cm"/>
    </style:style>
    <style:style style:name="Tabulka7.A1" style:family="table-cell">
      <style:table-cell-properties fo:padding="0cm" fo:border="none"/>
    </style:style>
    <style:style style:name="P1" style:family="paragraph" style:parent-style-name="Heading_20_2">
      <style:paragraph-properties fo:break-before="page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.049cm" fo:border="0.002cm solid #000000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Jak začít žonglovat s míčky</text:h>
      <text:p text:style-name="Text_20_body">Žonglování je bezvadná zábava pro děti i dospělé. Pojďme se naučit základní trik se třemi míčky.</text:p>
      <text:h text:style-name="Heading_20_2" text:outline-level="2"><text:bookmark text:name="jeden"/>Jeden míček</text:h>
      <table:table table:name="Tabulka1" table:style-name="Tabulka1">
        <table:table-column table:style-name="Tabulka1.A"/>
        <table:table-column table:style-name="Tabulka1.B"/>
        <table:table-row>
          <table:table-cell table:style-name="Tabulka1.A1" office:value-type="string">
            <text:p text:style-name="Table_20_Contents"><draw:frame draw:style-name="fr1" draw:name="obrázky1" text:anchor-type="as-char" svg:width="5.292cm" svg:height="5.292cm" draw:z-index="0"><draw:image xlink:href="http://zongl.info/img/s/starta.png" xlink:type="simple" xlink:show="embed" xlink:actuate="onLoad"/><svg:title>Hození míčku z pravé ruky do levé.</svg:title></draw:frame></text:p>
          </table:table-cell>
          <table:table-cell table:style-name="Tabulka1.A1" office:value-type="string">
            <text:p text:style-name="Text_20_body">Začneme tím nejlehčím, jedním míčkem. Ze začátku si s míčkem hrajte. Házejte obloučkem z pravé ruky do levé. Vrchol obloučku by měl být asi ve výši nosu. </text:p>
          </table:table-cell>
        </table:table-row>
      </table:table>
      <text:p text:style-name="Text_20_body"><text:s/></text:p>
      <table:table table:name="Tabulka2" table:style-name="Tabulka2">
        <table:table-column table:style-name="Tabulka2.A"/>
        <table:table-column table:style-name="Tabulka2.B"/>
        <table:table-row>
          <table:table-cell table:style-name="Tabulka2.A1" office:value-type="string">
            <text:p text:style-name="Table_20_Contents"><draw:frame draw:style-name="fr1" draw:name="obrázky2" text:anchor-type="as-char" svg:width="5.292cm" svg:height="5.292cm" draw:z-index="1"><draw:image xlink:href="http://zongl.info/img/s/startb.png" xlink:type="simple" xlink:show="embed" xlink:actuate="onLoad"/><svg:title>A zpátky z levé do pravé.</svg:title></draw:frame></text:p>
          </table:table-cell>
          <table:table-cell table:style-name="Tabulka2.A1" office:value-type="string">
            <text:p text:style-name="Text_20_body">A pak zpátky z levé do pravé. Při chytání nepohybujte rukou proti míčku. Počkejte až <text:s/>míček sám přiletí do dlaně. Míčky se při žonglování neodrážejí, ale chytají a hážou. </text:p>
          </table:table-cell>
        </table:table-row>
      </table:table>
      <text:p text:style-name="Text_20_body"/>
      <text:p text:style-name="Text_20_body"/>
      <text:p text:style-name="Text_20_body">Vyzkoušejte i pohazování s míčkem v jedné ruce. Zkuste zachytit míček odražený od zdi. Procvičujte pravou i levou ruku. Důležité je se s míčkem sžít a dostat ho do ruky. Spousta lidí si myslí, že házet si s jedním míčkem přece umí a snaží se začít hned alespoň se dvěma nebo třemi míčky. To ale většinou není pravda, věnujte proto dostatek času hraní si s jedním míčkem. Získáte tak solidní základ a další trénink se dvěma a později i žonglování se třemi míčky vám půjde lépe.</text:p>
      <text:h text:style-name="P1" text:outline-level="2"><text:bookmark text:name="dva"/>Dva míčky</text:h>
      <text:p text:style-name="Text_20_body">Házet si se dvěma míčky na první pohled vypadá snadně, ale míčky se budou srážet a padat.</text:p>
      <table:table table:name="Tabulka3" table:style-name="Tabulka3">
        <table:table-column table:style-name="Tabulka3.A"/>
        <table:table-column table:style-name="Tabulka3.B"/>
        <table:table-row>
          <table:table-cell table:style-name="Tabulka3.A1" office:value-type="string">
            <text:p text:style-name="Table_20_Contents"><draw:frame draw:style-name="fr1" draw:name="obrázky3" text:anchor-type="as-char" svg:width="5.292cm" svg:height="5.292cm" draw:z-index="2"><draw:image xlink:href="http://zongl.info/img/t/treninka.png" xlink:type="simple" xlink:show="embed" xlink:actuate="onLoad"/><svg:title>Hození prvního míčku z pravé ruky do levé.</svg:title></draw:frame></text:p>
          </table:table-cell>
          <table:table-cell table:style-name="Tabulka3.A1" office:value-type="string">
            <text:p text:style-name="Text_20_body"><text:s/>Vyhoďte první míček obloučkem nahoru. Vrchol obloučku by měl být asi ve výši nosu. </text:p>
          </table:table-cell>
        </table:table-row>
      </table:table>
      <text:p text:style-name="Text_20_body"/>
      <table:table table:name="Tabulka4" table:style-name="Tabulka4">
        <table:table-column table:style-name="Tabulka4.A"/>
        <table:table-column table:style-name="Tabulka4.B"/>
        <table:table-row>
          <table:table-cell table:style-name="Tabulka4.A1" office:value-type="string">
            <text:p text:style-name="Table_20_Contents"><draw:frame draw:style-name="fr1" draw:name="obrázky4" text:anchor-type="as-char" svg:width="5.292cm" svg:height="5.292cm" draw:z-index="3"><draw:image xlink:href="http://zongl.info/img/t/treninkb.png" xlink:type="simple" xlink:show="embed" xlink:actuate="onLoad"/><svg:title>Hození druhého míčku z levé ruky do pravé.</svg:title></draw:frame></text:p>
          </table:table-cell>
          <table:table-cell table:style-name="Tabulka4.A1" office:value-type="string">
            <text:p text:style-name="Text_20_body">Když první míček míjí váš nos je čas vyhodit druhý míček. Pak zachytíte první míček do levé ruky. Tou dobou druhý míček míjí nos a vy už jenom čekáte až doletí do tvé pravé ruky, kterou ho zachytíte. </text:p>
          </table:table-cell>
        </table:table-row>
      </table:table>
      <text:p text:style-name="Text_20_body"/>
      <text:p text:style-name="Text_20_body">Trénujte nejprve podle obrázků a pak s obráceným pořadím rukou. </text:p>
      <text:h text:style-name="P1" text:outline-level="2">Tři míčky</text:h>
      <text:p text:style-name="Text_20_body">Když už vám to se dvěma míčky jde, přidejte ještě třetí pro úplnou kaskádu. Kaskáda je nejlehčí trik, většina žonglérů se ho naučí jako první. </text:p>
      <table:table table:name="Tabulka5" table:style-name="Tabulka5">
        <table:table-column table:style-name="Tabulka5.A"/>
        <table:table-column table:style-name="Tabulka5.B"/>
        <table:table-row>
          <table:table-cell table:style-name="Tabulka5.A1" office:value-type="string">
            <text:p text:style-name="Table_20_Contents"><draw:frame draw:style-name="fr1" draw:name="obrázky5" text:anchor-type="as-char" svg:width="5.292cm" svg:height="5.292cm" draw:z-index="4"><draw:image xlink:href="http://zongl.info/img/k/kaskadaa.png" xlink:type="simple" xlink:show="embed" xlink:actuate="onLoad"/></draw:frame></text:p>
          </table:table-cell>
          <table:table-cell table:style-name="Tabulka5.A1" office:value-type="string">
            <text:p text:style-name="Text_20_body">Kaskádu začněte rukou ve které držíte dva míčky. Podle obrázku tedy pravou rukou vyhoďte první míček. </text:p>
          </table:table-cell>
        </table:table-row>
      </table:table>
      <text:p text:style-name="Text_20_body"/>
      <text:p text:style-name="Text_20_body"><text:s/></text:p>
      <table:table table:name="Tabulka6" table:style-name="Tabulka6">
        <table:table-column table:style-name="Tabulka6.A"/>
        <table:table-column table:style-name="Tabulka6.B"/>
        <table:table-row>
          <table:table-cell table:style-name="Tabulka6.A1" office:value-type="string">
            <text:p text:style-name="Table_20_Contents"><draw:frame draw:style-name="fr1" draw:name="obrázky6" text:anchor-type="as-char" svg:width="5.292cm" svg:height="5.292cm" draw:z-index="5"><draw:image xlink:href="http://zongl.info/img/k/kaskadab.png" xlink:type="simple" xlink:show="embed" xlink:actuate="onLoad"/></draw:frame></text:p>
          </table:table-cell>
          <table:table-cell table:style-name="Tabulka6.A1" office:value-type="string">
            <text:p text:style-name="Text_20_body">V momentě kdy první míček dosáhne vrcholu své dráhy hoďte levou rukou druhý míček. </text:p>
          </table:table-cell>
        </table:table-row>
      </table:table>
      <text:p text:style-name="Text_20_body"/>
      <table:table table:name="Tabulka7" table:style-name="Tabulka7">
        <table:table-column table:style-name="Tabulka7.A"/>
        <table:table-column table:style-name="Tabulka7.B"/>
        <table:table-row>
          <table:table-cell table:style-name="Tabulka7.A1" office:value-type="string">
            <text:p text:style-name="Table_20_Contents"><draw:frame draw:style-name="fr1" draw:name="obrázky7" text:anchor-type="as-char" svg:width="5.292cm" svg:height="5.292cm" draw:z-index="6"><draw:image xlink:href="http://zongl.info/img/k/kaskadac.png" xlink:type="simple" xlink:show="embed" xlink:actuate="onLoad"/></draw:frame></text:p>
          </table:table-cell>
          <table:table-cell table:style-name="Tabulka7.A1" office:value-type="string">
            <text:p text:style-name="Text_20_body">A když je druhý míček na vrcholu své dráhy hoďte pravou rukou třetí míček.</text:p>
          </table:table-cell>
        </table:table-row>
      </table:table>
      <text:p text:style-name="Text_20_body"/>
      <text:p text:style-name="Text_20_body">Tak a umíte žonglovat se třemi míčky.</text:p>
      <text:p text:style-name="Text_20_body"/>
      <text:p text:style-name="Text_20_body">Další návody a informace o žonglování najdete v žonglérově slabikáři na <text:line-break/>adrese www.zonglovani.inf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erif" svg:font-family="'Liberation Serif'" style:font-family-generic="roman" style:font-pitch="variable"/>
    <style:font-face style:name="Luxi Serif" svg:font-family="'Luxi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Liberation Serif" fo:font-size="24pt" fo:font-weight="bold" style:font-name-asian="DejaVu Sans" style:font-size-asian="24pt" style:font-weight-asian="bold" style:font-name-complex="DejaVu Sans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Liberation Serif" fo:font-size="18pt" fo:font-weight="bold" style:font-name-asian="DejaVu Sans" style:font-size-asian="18pt" style:font-weight-asian="bold" style:font-name-complex="DejaVu Sans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6-20T15:50:56</meta:creation-date>
    <dc:date>2010-06-20T16:26:08</dc:date>
    <meta:editing-duration>PT00H35M17S</meta:editing-duration>
    <meta:editing-cycles>4</meta:editing-cycles>
    <meta:generator>OpenOffice.org/3.1$Unix OpenOffice.org_project/310m11$Build-9399</meta:generator>
    <meta:document-statistic meta:table-count="7" meta:image-count="7" meta:object-count="0" meta:page-count="3" meta:paragraph-count="27" meta:word-count="337" meta:character-count="1938"/>
  </office:meta>
</office:document-meta>
</file>